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Pavlíno, v tento den, který oslavuje srdce a něhu, mi dovol vzpomenout na to, co nás spojuje hlouběji, než si možná uvědomujeme. Keltské znamení Osiky, které sdílíme, nám není jen společným symbolem; je to zrcadlo našich duší, spletených kolem stejných touh po ochraně a harmonii s přírodou. Jako Osiky jsme pevně zakotveni, stále se zvedáme vůči větru výzev, abychom ochránili krásu světa kolem nás. </text:p>
      <text:p text:style-name="Normal">Ve tvém srdci vidím odraz Arielovy síly, ta ochranářská vášeň pro vše živé tvůj anděl strážný nepochybně sdílí. Nechť tato Valentýnská přání přinesou ještě více odvahy a síly na tvé cesty, ať již se ubírají lesem nebo městem. Přávě naše společná cesta a sny, které se stromy Osik sdílíme, nás spojují na hluboké úrovni. Ať naše přátelství roste jako nejsilnější stromy, věčné a krásné ve své symbióze s přírod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